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7D57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3" style:family="graphic" style:parent-style-name="Object_20_with_20_no_20_fill_20_and_20_no_20_line">
      <style:graphic-properties draw:fill="solid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3cm" svg:height="0.946cm" svg:x="1.4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6.7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428cm" svg:height="0.337cm" svg:x="2.336cm" svg:y="2.528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3.829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4.936cm" svg:y="1.2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5.1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6.236cm" svg:y="5.131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2.336cm" svg:y="6.432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7.536cm" svg:y="7.732cm">
          <draw:image xlink:href="Pictures/10000201000001F4000001F4A7D5775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16:41:04.938913620</meta:creation-date>
    <dc:date>2016-08-11T17:54:18.942895338</dc:date>
    <dc:creator>elucterio </dc:creator>
    <meta:editing-duration>PT33M55S</meta:editing-duration>
    <meta:editing-cycles>6</meta:editing-cycles>
    <meta:generator>LibreOffice/4.2.8.2$Linux_X86_64 LibreOffice_project/420m0$Build-2</meta:generator>
    <meta:document-statistic meta:object-count="37"/>
  </office:meta>
</office:document-meta>
</file>